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59a" officeooo:paragraph-rsid="000d259a"/>
    </style:style>
    <style:style style:name="P2" style:family="paragraph" style:parent-style-name="Standard">
      <style:text-properties officeooo:rsid="000d259a" officeooo:paragraph-rsid="000d259a"/>
    </style:style>
    <style:style style:name="P3" style:family="paragraph" style:parent-style-name="Standard">
      <style:text-properties officeooo:rsid="000d259a" officeooo:paragraph-rsid="000e75e3"/>
    </style:style>
    <style:style style:name="P4" style:family="paragraph" style:parent-style-name="Standard">
      <style:text-properties officeooo:rsid="000e75e3" officeooo:paragraph-rsid="000e75e3"/>
    </style:style>
    <style:style style:name="T1" style:family="text">
      <style:text-properties officeooo:rsid="000e7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u principal:</text:p>
      <text:p text:style-name="P1">Acerca de mi(sobre mi)</text:p>
      <text:p text:style-name="P1"/>
      <text:p text:style-name="P1">Trabajos Realizados(freelancer, empresas,etc)</text:p>
      <text:p text:style-name="P1">Contactame</text:p>
      <text:p text:style-name="P1"/>
      <text:p text:style-name="P1"/>
      <text:p text:style-name="P3">Blog Personal</text:p>
      <text:p text:style-name="P4">Dentro del Blog Personal las mejores fotos de cada viaje, <text:s/>recomendaciones de los lugar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8T20:29:50.415000000</dc:date>
    <meta:editing-duration>PT6M12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6" meta:word-count="26" meta:character-count="194" meta:non-whitespace-character-count="173"/>
  </office:meta>
</office:document-meta>
</file>